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2">
            <text:p>1,2</text:p>
          </table:table-cell>
          <table:table-cell table:formula="of:=[.A6]/[.B6]" office:value-type="float" office:value="1.04166666666667">
            <text:p>1,0416666667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[.A6]/[.B6]*[.B7]" office:value-type="float" office:value="1.875">
            <text:p>1,875</text:p>
          </table:table-cell>
          <table:table-cell office:value-type="float" office:value="1.8">
            <text:p>1,8</text:p>
          </table:table-cell>
          <table:table-cell/>
          <table:table-cell office:value-type="float" office:value="1.5">
            <text:p>1,5</text:p>
          </table:table-cell>
        </table:table-row>
        <table:table-row table:style-name="ro1">
          <table:table-cell table:formula="of:=([.A6]/[.B6])*[.B8]" office:value-type="float" office:value="2.29166666666667">
            <text:p>2,2916666667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2.0//33K</text:p>
          </table:table-cell>
        </table:table-row>
        <table:table-row table:style-name="ro1">
          <table:table-cell table:formula="of:=[.A8]+[.A7]+[.A6]" office:value-type="float" office:value="5.41666666666667">
            <text:p>5,4166666667</text:p>
          </table:table-cell>
          <table:table-cell table:formula="of:=[.B8]+[.B7]+[.B6]" office:value-type="float" office:value="5.2">
            <text:p>5,2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/07/2018</text:date>, <text:time>22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2:31:07.55</meta:creation-date>
    <meta:editing-duration>PT23M27S</meta:editing-duration>
    <meta:editing-cycles>4</meta:editing-cycles>
    <meta:generator>OpenOffice/4.1.1$Win32 OpenOffice.org_project/411m6$Build-9775</meta:generator>
    <meta:initial-creator>Alain Pinkasfeld</meta:initial-creator>
    <dc:date>2018-07-22T22:15:50.60</dc:date>
    <dc:creator>Alain Pinkasfeld</dc:creator>
    <meta:document-statistic meta:table-count="3" meta:cell-count="12" meta:object-count="0"/>
  </office:meta>
</office:document-meta>
</file>